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b0d5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3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3b48af" style:font-size-asian="10pt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23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4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28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29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1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2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3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fo:font-weight="bold" officeooo:rsid="0018cd82" officeooo:paragraph-rsid="003cd07b" style:font-size-asian="10pt" style:font-weight-asian="bold" style:font-name-complex="Arial" style:font-size-complex="10pt" style:font-weight-complex="bold"/>
    </style:style>
    <style:style style:name="P36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3a2b76" style:font-weight-asian="bold" style:font-weight-complex="bold"/>
    </style:style>
    <style:style style:name="T14" style:family="text">
      <style:text-properties fo:font-weight="bold" officeooo:rsid="003b3abd" style:font-weight-asian="bold" style:font-weight-complex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size="10pt" fo:font-weight="bold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3" style:family="text">
      <style:text-properties fo:font-size="10pt" fo:font-weight="bold" style:font-size-asian="10pt" style:font-weight-asian="bold" style:font-weight-complex="bold"/>
    </style:style>
    <style:style style:name="T24" style:family="text">
      <style:text-properties fo:font-size="10pt" fo:font-weight="bold" officeooo:rsid="0018cd82" style:font-size-asian="10pt" style:font-weight-asian="bold" style:font-weight-complex="bold"/>
    </style:style>
    <style:style style:name="T25" style:family="text">
      <style:text-properties fo:font-size="10pt" fo:font-weight="bold" officeooo:rsid="001ee2f9" style:font-size-asian="10pt" style:font-weight-asian="bold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1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2" style:family="text">
      <style:text-properties style:font-size-complex="10pt"/>
    </style:style>
    <style:style style:name="T33" style:family="text">
      <style:text-properties officeooo:rsid="00146797" style:font-size-complex="10pt"/>
    </style:style>
    <style:style style:name="T34" style:family="text">
      <style:text-properties officeooo:rsid="0014d1a1" style:font-size-complex="10pt"/>
    </style:style>
    <style:style style:name="T35" style:family="text">
      <style:text-properties officeooo:rsid="0018cd82"/>
    </style:style>
    <style:style style:name="T36" style:family="text">
      <style:text-properties fo:font-weight="normal" officeooo:rsid="002d37af" style:font-weight-asian="normal" style:font-weight-complex="normal"/>
    </style:style>
    <style:style style:name="T37" style:family="text">
      <style:text-properties officeooo:rsid="0018e119"/>
    </style:style>
    <style:style style:name="T38" style:family="text">
      <style:text-properties officeooo:rsid="001b0d5b"/>
    </style:style>
    <style:style style:name="T39" style:family="text">
      <style:text-properties officeooo:rsid="001d2a76"/>
    </style:style>
    <style:style style:name="T40" style:family="text">
      <style:text-properties officeooo:rsid="0020f9a1"/>
    </style:style>
    <style:style style:name="T41" style:family="text">
      <style:text-properties style:font-name="Arial" fo:font-size="10pt" fo:language="fr" fo:country="FR" style:font-size-asian="10pt" style:font-name-complex="Arial" style:font-size-complex="10pt"/>
    </style:style>
    <style:style style:name="T42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3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4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440f29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348c2c"/>
    </style:style>
    <style:style style:name="T50" style:family="text">
      <style:text-properties officeooo:rsid="003a2b76"/>
    </style:style>
    <style:style style:name="T51" style:family="text">
      <style:text-properties officeooo:rsid="003b3abd"/>
    </style:style>
    <style:style style:name="T52" style:family="text">
      <style:text-properties officeooo:rsid="004362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10">+33 (0)6 26 05 75 41</text:p>
            <text:p text:style-name="P9"><text:a xlink:type="simple" xlink:href="mailto:pierre@mourlanne.com" text:style-name="Internet_20_link" text:visited-style-name="Visited_20_Internet_20_Link"><text:span text:style-name="T37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37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37">http://github.com/pmourlanne</text:span></text:a></text:p>
            <text:p text:style-name="P3"><text:a xlink:type="simple" xlink:href="http://github.com/pmourlanne" text:style-name="Internet_20_link" text:visited-style-name="Visited_20_Internet_20_Link"><text:span text:style-name="T37">http://gitlab.com/pmourlanne</text:span></text:a></text:p>
          </table:table-cell>
        </table:table-row>
      </table:table>
      <text:p text:style-name="P9"/>
      <text:p text:style-name="P25"/>
      <text:p text:style-name="P25">Expérience Professionnelle</text:p>
      <text:p text:style-name="P13"/>
      <text:p text:style-name="P22"><text:span text:style-name="T10">Oct</text:span><text:span text:style-name="T8">. </text:span><text:span text:style-name="T10">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2">Quividi</text:span><text:span text:style-name="T23">, </text:span><text:span text:style-name="T25">Paris</text:span></text:p>
      <text:list xml:id="list3087321108092580725" text:style-name="L1">
        <text:list-item>
          <text:p text:style-name="P26"><text:span text:style-name="T45">Gestion d'un back office Python / Django. Développement d'une solution </text:span><text:span text:style-name="T44">d'</text:span><text:span text:style-name="T45">analytics </text:span><text:span text:style-name="T43">avec Elasticsearch pour g</text:span><text:span text:style-name="T46">é</text:span><text:span text:style-name="T43">rer 1TO de données. Administration </text:span><text:span text:style-name="T47">d'un parc d'une vingtaine de machines</text:span><text:span text:style-name="T43">, notamment avec Ansible</text:span></text:p>
        </text:list-item>
      </text:list>
      <text:p text:style-name="P33"/>
      <text:p text:style-name="P21"><text:span text:style-name="T8">Sept. 14 –</text:span><text:span text:style-name="T9"> Oct. 15</text:span><text:span text:style-name="T8"> </text:span><text:span text:style-name="T15"><text:tab/></text:span><text:span text:style-name="T30">Ingénieur en développement </text:span><text:span text:style-name="T31">W</text:span><text:span text:style-name="T30">eb</text:span><text:span text:style-name="T16">, </text:span><text:span text:style-name="T21">Homeloc</text:span><text:span text:style-name="T23">, </text:span><text:span text:style-name="T25">Paris</text:span></text:p>
      <text:list xml:id="list140055460510632" text:continue-numbering="true" text:style-name="L1">
        <text:list-item>
          <text:p text:style-name="P27"><text:span text:style-name="T42">D</text:span><text:span text:style-name="T41">éveloppement de sites Web, de solutions de gestions de locations et de centrales de réservations. Outils utilisés : Django, Python, PSQL, Elasticsearch, Redis, Nginx</text:span></text:p>
        </text:list-item>
      </text:list>
      <text:p text:style-name="P20"/>
      <text:p text:style-name="P20"><text:span text:style-name="T7">Avril 14 – Sept. 14</text:span><text:span text:style-name="T15"><text:tab/></text:span><text:span text:style-name="T18">Stagiaire</text:span><text:span text:style-name="T16">, </text:span><text:span text:style-name="T20">Gymglish</text:span><text:span text:style-name="T23">, </text:span><text:span text:style-name="T25">Paris</text:span></text:p>
      <text:list xml:id="list3295532802187602706" text:style-name="WW8Num18">
        <text:list-item>
          <text:p text:style-name="P28">Développement <text:span text:style-name="T52">W</text:span>eb, administration système. Outils utilisés : Django, Plone, Python, Elasticsearch, Apache, Bacula</text:p>
        </text:list-item>
      </text:list>
      <text:p text:style-name="P19"/>
      <text:p text:style-name="P19"><text:span text:style-name="T6">Février 13 – Août 13</text:span><text:span text:style-name="T15"><text:tab/></text:span><text:span text:style-name="T18">Stagiaire</text:span><text:span text:style-name="T16">, </text:span><text:span text:style-name="T18">Sketchfab</text:span><text:span text:style-name="T23">, </text:span><text:span text:style-name="T24">Paris</text:span></text:p>
      <text:list xml:id="list140056848021702" text:continue-numbering="true" text:style-name="WW8Num18">
        <text:list-item>
          <text:p text:style-name="P29">Développement web backend pour une start-up. Outils utilisés : Django, Celery, MySQL, Git, jQuery, Backbone, Pivotal</text:p>
        </text:list-item>
      </text:list>
      <text:p text:style-name="P34"/>
      <text:p text:style-name="P19"><text:span text:style-name="T5">Août 12 – Janvier 13</text:span><text:span text:style-name="T15"><text:tab/></text:span><text:span text:style-name="T18">Stagiaire</text:span><text:span text:style-name="T16">, </text:span><text:span text:style-name="T18">SECLAB UCSB, Santa Barbara, États-Unis</text:span></text:p>
      <text:list xml:id="list140056679067813" text:continue-numbering="true" text:style-name="WW8Num18">
        <text:list-item>
          <text:p text:style-name="P30">Travaux de recherche dans un laboratoire de sécurité informatique <text:span text:style-name="T49">menant à une publication </text:span><text:a xlink:type="simple" xlink:href="https://www.usenix.org/node/190847" text:style-name="Internet_20_link" text:visited-style-name="Visited_20_Internet_20_Link"><text:span text:style-name="T49">USENIX</text:span></text:a></text:p>
        </text:list-item>
      </text:list>
      <text:h text:style-name="P37" text:outline-level="2">Projets</text:h>
      <text:p text:style-name="P7"/>
      <text:p text:style-name="P14"><text:a xlink:type="simple" xlink:href="https://gitlab.com/pmourlanne/VKTrainer" text:style-name="Internet_20_link" text:visited-style-name="Visited_20_Internet_20_Link"><text:span text:style-name="T13">VKTrainer</text:span></text:a> <text:tab/><text:span text:style-name="T50">Application web permettant d'appliquer des labels à des photos dans le but de faire des données d'entraînement pour du Machine Learning</text:span></text:p>
      <text:p text:style-name="P15"><text:a xlink:type="simple" xlink:href="http://37tub.es/" text:style-name="Internet_20_link" text:visited-style-name="Visited_20_Internet_20_Link"><text:span text:style-name="T14">37Tubes</text:span></text:a> <text:tab/><text:span text:style-name="T51">Site web avec une soundboard du « Dîner de cons »</text:span></text:p>
      <text:p text:style-name="P17"><text:a xlink:type="simple" xlink:href="https://pypi.python.org/pypi/fiqs" text:style-name="Internet_20_link" text:visited-style-name="Visited_20_Internet_20_Link"><text:span text:style-name="T11">fiqs</text:span></text:a><text:tab/>Client Python pour Elasticsearch</text:p>
      <text:h text:style-name="P38" text:outline-level="2"/>
      <text:h text:style-name="P38" text:outline-level="2">Formation</text:h>
      <text:h text:style-name="P36" text:outline-level="2"/>
      <text:p text:style-name="P12"><text:span text:style-name="T2">2010 – </text:span><text:span text:style-name="T3">2014</text:span><text:span text:style-name="T15"><text:tab/></text:span><text:span text:style-name="T17">Diplôme d'Ingénieur de l'École </text:span><text:span text:style-name="T19">Supérieure</text:span><text:span text:style-name="T17"> d'Électricité</text:span></text:p>
      <text:p text:style-name="P11"><text:span text:style-name="T1"><text:tab/></text:span><text:span text:style-name="T11">SUPELEC, Rennes</text:span></text:p>
      <text:list xml:id="list7715604907049831628" text:style-name="WW8Num14">
        <text:list-item>
          <text:p text:style-name="P31"><text:span text:style-name="T33">Majeure </text:span><text:span text:style-name="T32">: </text:span><text:span text:style-name="T34">Systèmes d'Information Sécurisés</text:span></text:p>
        </text:list-item>
      </text:list>
      <text:p text:style-name="P6"/>
      <text:p text:style-name="P12"><text:span text:style-name="T4">2007 - 2010</text:span><text:span text:style-name="T29"><text:tab/></text:span><text:span text:style-name="T27">Classes </text:span><text:span text:style-name="T28">P</text:span><text:span text:style-name="T27">réparatoires aux </text:span><text:span text:style-name="T28">G</text:span><text:span text:style-name="T27">randes </text:span><text:span text:style-name="T28">É</text:span><text:span text:style-name="T27">coles</text:span><text:span text:style-name="T26"> – Lycée Clemenceau, Nantes</text:span></text:p>
      <text:list xml:id="list1924758097175830666" text:style-name="WW8Num2">
        <text:list-item>
          <text:p text:style-name="P32">Options : Mathématiques et Physique</text:p>
        </text:list-item>
      </text:list>
      <text:h text:style-name="P39" text:outline-level="2"/>
      <text:h text:style-name="P40" text:outline-level="2">Compétences</text:h>
      <text:p text:style-name="P18"/>
      <text:p text:style-name="P18"><text:span text:style-name="T35">Informatique</text:span><text:tab/><text:tab/><text:span text:style-name="T36">Python, Django, Elasticsearch, SQL, Javascript</text:span></text:p>
      <text:p text:style-name="P24"><text:span text:style-name="T12">Thèmes étudiés</text:span> <text:s text:c="4"/><text:span text:style-name="T40">Cryptographie, Sûreté de fonctionnement, Systèmes d'exploitation, Architecture Informatique, Réseaux, Théorie des Jeux, Compilation</text:span></text:p>
      <text:p text:style-name="P35"/>
      <text:p text:style-name="P16"><text:span text:style-name="T12">Anglais</text:span> <text:tab/><text:span text:style-name="T39">Maitrise parfaite</text:span></text:p>
      <text:p text:style-name="P16"><text:span text:style-name="T12">Espagnol</text:span> <text:s text:c="2"/><text:tab/><text:span text:style-name="T35">Niveau scolaire</text:span></text:p>
      <text:p text:style-name="P23"/>
      <text:h text:style-name="P41" text:outline-level="2">Hobbies</text:h>
      <text:p text:style-name="P4"/>
      <text:p text:style-name="P8">Sécurité Informatique et respect de la vie privée</text:p>
      <text:p text:style-name="P8"><text:a xlink:type="simple" xlink:href="https://pmourlanne.wordpress.com/2016/06/11/lectures-de-lannee/" text:style-name="Internet_20_link" text:visited-style-name="Visited_20_Internet_20_Link"><text:span text:style-name="T48">Littérature anglophone</text:span></text:a>, <text:a xlink:type="simple" xlink:href="http://i.imgur.com/dBbxnCo.jpg" text:style-name="Internet_20_link" text:visited-style-name="Visited_20_Internet_20_Link"><text:span text:style-name="T40">Jeux de société</text:span></text:a><text:span text:style-name="T40">, </text:span><text:a xlink:type="simple" xlink:href="http://pmourlanne.wordpress.com/2014/03/26/quelques-trucs-a-manger/" text:style-name="Internet_20_link" text:visited-style-name="Visited_20_Internet_20_Link"><text:span text:style-name="T40">Cuisine</text:span></text:a></text:p>
      <text:p text:style-name="P5"><text:span text:style-name="T38">Lire </text:span><text:a xlink:type="simple" xlink:href="http://mitpress.mit.edu/sicp/full-text/book/book.html" text:style-name="Internet_20_link" text:visited-style-name="Visited_20_Internet_20_Link"><text:span text:style-name="T38">SIC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7-01-27T14:00:55.085740743</dc:date>
    <meta:editing-cycles>60</meta:editing-cycles>
    <meta:editing-duration>PT3H30M1S</meta:editing-duration>
    <meta:generator>LibreOffice/5.0.6.2$Linux_X86_64 LibreOffice_project/00m0$Build-2</meta:generator>
    <meta:document-statistic meta:table-count="1" meta:image-count="0" meta:object-count="0" meta:page-count="1" meta:paragraph-count="36" meta:word-count="275" meta:character-count="2046" meta:non-whitespace-character-count="1794"/>
    <meta:user-defined meta:name="Info 1"/>
    <meta:user-defined meta:name="Info 2"/>
    <meta:user-defined meta:name="Info 3"/>
    <meta:user-defined meta:name="Info 4"/>
  </office:meta>
</office:document-meta>
</file>